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ab80"/>
    </style:style>
    <style:style style:name="P2" style:family="paragraph" style:parent-style-name="Standard">
      <style:text-properties officeooo:rsid="000b473e"/>
    </style:style>
    <style:style style:name="P3" style:family="paragraph" style:parent-style-name="Standard">
      <style:text-properties officeooo:rsid="000b473e" officeooo:paragraph-rsid="00120f06"/>
    </style:style>
    <style:style style:name="P4" style:family="paragraph" style:parent-style-name="Standard">
      <style:text-properties officeooo:paragraph-rsid="00120f06"/>
    </style:style>
    <style:style style:name="P5" style:family="paragraph" style:parent-style-name="Standard">
      <style:text-properties officeooo:rsid="00120f06"/>
    </style:style>
    <style:style style:name="P6" style:family="paragraph" style:parent-style-name="Standard">
      <style:text-properties officeooo:rsid="00120f06" officeooo:paragraph-rsid="00120f06"/>
    </style:style>
    <style:style style:name="P7" style:family="paragraph" style:parent-style-name="Standard">
      <style:text-properties officeooo:rsid="00145a9b"/>
    </style:style>
    <style:style style:name="P8" style:family="paragraph" style:parent-style-name="Standard">
      <style:text-properties officeooo:rsid="00162825"/>
    </style:style>
    <style:style style:name="P9" style:family="paragraph" style:parent-style-name="Standard">
      <style:text-properties officeooo:rsid="00162825" officeooo:paragraph-rsid="001ab749"/>
    </style:style>
    <style:style style:name="P10" style:family="paragraph" style:parent-style-name="Standard">
      <style:text-properties officeooo:rsid="0018bd02" officeooo:paragraph-rsid="0018bd02"/>
    </style:style>
    <style:style style:name="P11" style:family="paragraph" style:parent-style-name="Standard">
      <style:text-properties officeooo:rsid="00162825"/>
    </style:style>
    <style:style style:name="P12" style:family="paragraph" style:parent-style-name="Standard">
      <style:text-properties officeooo:rsid="00162825" officeooo:paragraph-rsid="001b95d5"/>
    </style:style>
    <style:style style:name="P13" style:family="paragraph" style:parent-style-name="Standard">
      <style:text-properties officeooo:rsid="00162825" officeooo:paragraph-rsid="001df49d"/>
    </style:style>
    <style:style style:name="P14" style:family="paragraph" style:parent-style-name="Standard">
      <style:text-properties officeooo:rsid="00162825" officeooo:paragraph-rsid="001e7081"/>
    </style:style>
    <style:style style:name="P15" style:family="paragraph" style:parent-style-name="Standard">
      <style:text-properties officeooo:rsid="00162825" officeooo:paragraph-rsid="001f36ee"/>
    </style:style>
    <style:style style:name="P16" style:family="paragraph" style:parent-style-name="Standard">
      <style:text-properties officeooo:rsid="0006ab80"/>
    </style:style>
    <style:style style:name="P17" style:family="paragraph" style:parent-style-name="Standard">
      <style:text-properties officeooo:rsid="0006ab80" officeooo:paragraph-rsid="001e7081"/>
    </style:style>
    <style:style style:name="P18" style:family="paragraph" style:parent-style-name="Standard">
      <style:text-properties officeooo:rsid="000b473e" officeooo:paragraph-rsid="001e7081"/>
    </style:style>
    <style:style style:name="P19" style:family="paragraph" style:parent-style-name="Standard">
      <style:text-properties officeooo:rsid="000b473e" officeooo:paragraph-rsid="001f36ee"/>
    </style:style>
    <style:style style:name="P20" style:family="paragraph" style:parent-style-name="Standard">
      <style:text-properties officeooo:rsid="00145a9b"/>
    </style:style>
    <style:style style:name="P21" style:family="paragraph" style:parent-style-name="Standard">
      <style:text-properties officeooo:rsid="00145a9b" officeooo:paragraph-rsid="001f36ee"/>
    </style:style>
    <style:style style:name="P22" style:family="paragraph" style:parent-style-name="Standard">
      <style:text-properties officeooo:rsid="0017285c" officeooo:paragraph-rsid="001e7081"/>
    </style:style>
    <style:style style:name="P23" style:family="paragraph" style:parent-style-name="Standard">
      <style:text-properties officeooo:rsid="001f36ee" officeooo:paragraph-rsid="001f36ee"/>
    </style:style>
    <style:style style:name="P24" style:family="paragraph" style:parent-style-name="Standard">
      <style:text-properties officeooo:rsid="00120f06"/>
    </style:style>
    <style:style style:name="T1" style:family="text">
      <style:text-properties officeooo:rsid="0006ab80"/>
    </style:style>
    <style:style style:name="T2" style:family="text">
      <style:text-properties officeooo:rsid="000b473e"/>
    </style:style>
    <style:style style:name="T3" style:family="text">
      <style:text-properties officeooo:rsid="000b7d16"/>
    </style:style>
    <style:style style:name="T4" style:family="text">
      <style:text-properties officeooo:rsid="000fc03a"/>
    </style:style>
    <style:style style:name="T5" style:family="text">
      <style:text-properties officeooo:rsid="00110190"/>
    </style:style>
    <style:style style:name="T6" style:family="text">
      <style:text-properties officeooo:rsid="00120f06"/>
    </style:style>
    <style:style style:name="T7" style:family="text">
      <style:text-properties officeooo:rsid="0013bf25"/>
    </style:style>
    <style:style style:name="T8" style:family="text">
      <style:text-properties officeooo:rsid="00145a9b"/>
    </style:style>
    <style:style style:name="T9" style:family="text">
      <style:text-properties officeooo:rsid="00162825"/>
    </style:style>
    <style:style style:name="T10" style:family="text">
      <style:text-properties officeooo:rsid="0017285c"/>
    </style:style>
    <style:style style:name="T11" style:family="text">
      <style:text-properties officeooo:rsid="001f36ee"/>
    </style:style>
    <style:style style:name="T12" style:family="text">
      <style:text-properties officeooo:rsid="00206c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ILLIJUTUT</text:p>
      <text:p text:style-name="Standard">-<text:span text:style-name="T1">piilarit 6 kk OSTETTU</text:span></text:p>
      <text:p text:style-name="P1">-värilliset piilarit* <text:span text:style-name="T7">OSTETTU</text:span></text:p>
      <text:p text:style-name="P1">-<text:span text:style-name="T4">piilarineste OSTETTU</text:span></text:p>
      <text:p text:style-name="P1">-aurinkolasit vahvuuksilla</text:p>
      <text:p text:style-name="P1"/>
      <text:p text:style-name="P23">MEIKIT</text:p>
      <text:p text:style-name="P1">-highlighter</text:p>
      <text:p text:style-name="P1">-Nyx Pinky &amp; Bourgeois Pig</text:p>
      <text:p text:style-name="P17">-Nyx Transylvania -<text:span text:style-name="T3">huulikiilto/-puna</text:span></text:p>
      <text:p text:style-name="P17">-<text:span text:style-name="T2">Urban Decay Primer Potion </text:span></text:p>
      <text:p text:style-name="P18">-Viva la Diva (tms.) värikäs tai muuten kiva luomiväripaletti (vihreä, nude, violetti &lt;333)</text:p>
      <text:p text:style-name="P18">-värikkäät metalliset eyelinerit (kylmät violetit, (vihertävän)turkoosit mm.)</text:p>
      <text:p text:style-name="P18"><text:span text:style-name="T2"/></text:p>
      <text:p text:style-name="P23"><text:span text:style-name="T2">A</text:span>SUSTEET</text:p>
      <text:p text:style-name="P1">-Alchemyn koruja</text:p>
      <text:p text:style-name="P19">-Pennan kengät <text:span text:style-name="T11">OSTETTU</text:span></text:p>
      <text:p text:style-name="P21">-patellavyö pvc:tä</text:p>
      <text:p text:style-name="P21"><text:span text:style-name="T11">-hiha- ja selkämerkkejä</text:span></text:p>
      <text:p text:style-name="P21"><text:span text:style-name="T11"/></text:p>
      <text:p text:style-name="P23"><text:span text:style-name="T3">S</text:span>EKALAISET</text:p>
      <text:p text:style-name="P1">-Aku-peltipurkki</text:p>
      <text:p text:style-name="P1">-Mikki &amp; Minni -tuikkukipot <text:span text:style-name="T5">2 erilaista</text:span></text:p>
      <text:p text:style-name="P15">-<text:span text:style-name="T10">kuivaharjausharja</text:span></text:p>
      <text:p text:style-name="P23"/>
      <text:p text:style-name="P23">VAATTEET</text:p>
      <text:p text:style-name="P2">-<text:span text:style-name="T8">musta farkkutakki tuunaukseen</text:span></text:p>
      <text:p text:style-name="P14">-Alchemy Englandin Nevermore-korppipaita(/-paidat)</text:p>
      <text:p text:style-name="P22">-Queen of Darkness zipper leggings</text:p>
      <text:p text:style-name="P14"><text:span text:style-name="T10">-Heartless-huppari/takki </text:span><text:a xlink:type="simple" xlink:href="http://www.emp.fi/heartless-tara-naisten-vetoketjuhuppari/art_266210/"><text:span text:style-name="T10">http://www.emp.fi/heartless-tara-naisten-vetoketjuhuppari/art_266210/</text:span></text:a></text:p>
      <text:p text:style-name="P14"><text:span text:style-name="T10">-Kill Star Sorrow Hood Dress </text:span><text:a xlink:type="simple" xlink:href="http://www.killstar.com/collections/womens/products/sorrow-hood-dress-b"><text:span text:style-name="T10">http://www.killstar.com/collections/womens/products/sorrow-hood-dress-b</text:span></text:a><text:span text:style-name="T10"> </text:span></text:p>
      <text:p text:style-name="P14"><text:span text:style-name="T10">-Nightwish-huppari </text:span><text:a xlink:type="simple" xlink:href="http://www.madsupply.com/fi/shop/bandit/nightwish/hupparit+ja+takit/once+10th+anniversary+girlie+vetoketjuhuppari"><text:span text:style-name="T10">http://www.madsupply.com/fi/shop/bandit/nightwish/hupparit+ja+takit/once+10th+anniversary+girlie+vetoketjuhuppari</text:span></text:a><text:span text:style-name="T10"> </text:span></text:p>
      <text:p text:style-name="P7"/>
      <text:p text:style-name="P23">SARJAT</text:p>
      <text:p text:style-name="P7">-<text:span text:style-name="T9">Poirot-boksi(t) OSTETTU 1-2</text:span></text:p>
      <text:p text:style-name="P8">-Beck-boksi(t)</text:p>
      <text:p text:style-name="P8">-<text:span text:style-name="T12">GoT</text:span></text:p>
      <text:p text:style-name="P2"/>
      <text:p text:style-name="P3">*)</text:p>
      <text:p text:style-name="P4"><text:span text:style-name="T2">-</text:span>Queen's Trilogy <text:span text:style-name="T6">Blue OSTETTU</text:span></text:p>
      <text:p text:style-name="P6">-Queen's Twins Aqua</text:p>
      <text:p text:style-name="P6">-Queen's Twins Pearl</text:p>
      <text:p text:style-name="P6">-Queen's Twins Violet</text:p>
      <text:p text:style-name="P5"><text:s/></text:p>
      <text:p text:style-name="P5"/>
      <text:p text:style-name="P5"/>
      <text:p text:style-name="P10">Hg6Ym3j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7:08:31.109000000</meta:creation-date>
    <dc:date>2014-08-19T00:02:22.216000000</dc:date>
    <meta:editing-duration>PT9H19M2S</meta:editing-duration>
    <meta:editing-cycles>24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39" meta:word-count="113" meta:character-count="1155" meta:non-whitespace-character-count="1152"/>
  </office:meta>
</office:document-meta>
</file>